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rebuchet MS" svg:font-family="'Trebuchet MS', 'Helvetica CY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b 58%"/>
    </style:style>
    <style:style style:name="T4" style:family="text">
      <style:text-properties style:text-position="sub 58%" fo:language="en" fo:country="US" fo:font-weight="normal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актическая работа </text:p>
      <text:p text:style-name="P1">Вариант 1</text:p>
      <text:p text:style-name="P2"><text:span text:style-name="T5">18,462=00011000</text:span>, 011101100<text:span text:style-name="T3">2</text:span></text:p>
      <text:p text:style-name="P2">18,462=22, 354426416<text:span text:style-name="T3">8</text:span></text:p>
      <text:p text:style-name="P2">18,462=12, <text:span text:style-name="T5">76452110</text:span></text:p>
      <text:p text:style-name="P2">10001110=116</text:p>
      <text:p text:style-name="P2">10001110=4E</text:p>
      <text:p text:style-name="P2">11101,010011=<text:span text:style-name="T5">35, 06</text:span></text:p>
      <text:p text:style-name="P2"><text:span text:style-name="T1">11101,010011=1D, </text:span><text:span text:style-name="T6">02</text:span></text:p>
      <text:p text:style-name="P1"><text:span text:style-name="T1">Вариант 2</text:span></text:p>
      <text:p text:style-name="P2"><text:span text:style-name="T1">20,341=10100, </text:span><text:span text:style-name="T6">010101110</text:span><text:span text:style-name="T4">2</text:span></text:p>
      <text:p text:style-name="P2"><text:span text:style-name="T1">20,341=</text:span><text:span text:style-name="T6">24, 256457011</text:span></text:p>
      <text:p text:style-name="P2"><text:span text:style-name="T1">20,341=</text:span><text:span text:style-name="T6">14, 574111261071415</text:span></text:p>
      <text:p text:style-name="P2"><text:span text:style-name="T1">10001110=216</text:span></text:p>
      <text:p text:style-name="P2"><text:span text:style-name="T1">10001110=8E</text:span></text:p>
      <text:p text:style-name="P2"><text:span text:style-name="T1">101101,01011=</text:span><text:span text:style-name="T6">55, 01</text:span></text:p>
      <text:p text:style-name="P2"><text:span text:style-name="T1">101101,01011=</text:span><text:span text:style-name="T6">2D, 02</text:span></text:p>
      <text:p text:style-name="P1"><text:span text:style-name="T1">Вариант 3</text:span></text:p>
      <text:p text:style-name="P2"><text:span text:style-name="T1">12,222=11011110</text:span></text:p>
      <text:p text:style-name="P2"><text:span text:style-name="T1">12,222=336</text:span></text:p>
      <text:p text:style-name="P2"><text:span text:style-name="T1">12,222=DE</text:span></text:p>
      <text:p text:style-name="P2"><text:span text:style-name="T1">01010110=126</text:span></text:p>
      <text:p text:style-name="P2"><text:span text:style-name="T1">01010110=56</text:span></text:p>
      <text:p text:style-name="P2"><text:span text:style-name="T1">11101,010011=23</text:span></text:p>
      <text:p text:style-name="P2"><text:span text:style-name="T1">11101,010011=13</text:span></text:p>
      <text:p text:style-name="P1"><text:span text:style-name="T1">Вариант 4</text:span></text:p>
      <text:p text:style-name="P2"><text:span text:style-name="T1">19,481=111100001</text:span></text:p>
      <text:p text:style-name="P2"><text:span text:style-name="T1">19,481=741</text:span></text:p>
      <text:p text:style-name="P2"><text:span text:style-name="T1">19,481=1E1</text:span></text:p>
      <text:p text:style-name="P2"><text:span text:style-name="T1">10001110=216</text:span></text:p>
      <text:p text:style-name="P2"><text:span text:style-name="T1">10001110=8E</text:span></text:p>
      <text:p text:style-name="P2"><text:span text:style-name="T1">110101,01011=13</text:span></text:p>
      <text:p text:style-name="P2"><text:span text:style-name="T1">110101,01011=26</text:span></text:p>
      <text:p text:style-name="P1"><text:span text:style-name="T1">Вариант 5</text:span></text:p>
      <text:p text:style-name="P2"><text:span text:style-name="T1">32,220=11011100</text:span></text:p>
      <text:p text:style-name="P2"><text:span text:style-name="T1">32,220=334</text:span></text:p>
      <text:p text:style-name="P2"><text:span text:style-name="T1">32,220=DC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rebuchet MS" svg:font-family="'Trebuchet MS', 'Helvetica CY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31T12:46:41.08</meta:creation-date>
    <meta:document-statistic meta:table-count="0" meta:image-count="0" meta:object-count="0" meta:page-count="1" meta:paragraph-count="37" meta:word-count="53" meta:character-count="534"/>
    <dc:date>2022-01-31T14:02:14.17</dc:date>
    <meta:editing-duration>PT13M52S</meta:editing-duration>
    <meta:editing-cycles>1</meta:editing-cycles>
    <meta:generator>OpenOffice/4.1.7$Win32 OpenOffice.org_project/417m1$Build-9800</meta:generator>
  </office:meta>
</office:document-meta>
</file>